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1c09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hausson Chorizo &amp; Mozzarella Façon Calzone</text:h>
      <text:h text:style-name="Heading_20_4" text:outline-level="4">Famille - À faire rapidement - Peu de cuisine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15-20 min</text:p>
        </text:list-item>
        <text:list-item>
          <text:p text:style-name="P2"><text:span text:style-name="Strong_20_Emphasis">À table dans</text:span>: 45-6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Plaque de cuisson</text:p>
        </text:list-item>
        <text:list-item>
          <text:p text:style-name="P5">Bol</text:p>
        </text:list-item>
        <text:list-item>
          <text:p text:style-name="P5">Saladier</text:p>
        </text:list-item>
        <text:list-item>
          <text:p text:style-name="P4">Poê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Pâte à tarte</text:span> : 1 pièce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Mozzarella</text:span> : 1 pièce(s)</text:p>
        </text:list-item>
        <text:list-item>
          <text:p text:style-name="P8"><text:span text:style-name="Strong_20_Emphasis">Concentré de tomates</text:span> : 1 sachet(s)</text:p>
        </text:list-item>
        <text:list-item>
          <text:p text:style-name="P8"><text:span text:style-name="Strong_20_Emphasis">Épices italiennes</text:span> : 1 sachet(s)</text:p>
        </text:list-item>
        <text:list-item>
          <text:p text:style-name="P8"><text:span text:style-name="Strong_20_Emphasis">Dés de chorizo</text:span> : 60 g</text:p>
        </text:list-item>
        <text:list-item>
          <text:p text:style-name="P8"><text:span text:style-name="Strong_20_Emphasis">Fromage râpé à l'italienne</text:span> : 20 g</text:p>
        </text:list-item>
        <text:list-item>
          <text:p text:style-name="P8"><text:span text:style-name="Strong_20_Emphasis">Salade</text:span> : 1 sachet(s)</text:p>
        </text:list-item>
        <text:list-item>
          <text:p text:style-name="P8"><text:span text:style-name="Strong_20_Emphasis">Huile de tournesol</text:span> : 1⁄2 cs (à ajouter vous-même)</text:p>
        </text:list-item>
        <text:list-item>
          <text:p text:style-name="P8"><text:span text:style-name="Strong_20_Emphasis">Vinaigre balsamique noir</text:span> : 2 cc (à ajouter vous-même)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5">
        <text:list-item>
          <text:p text:style-name="P10"><text:span text:style-name="Strong_20_Emphasis">Énergie (kJ/kcal)</text:span> : 3732/892</text:p>
        </text:list-item>
        <text:list-item>
          <text:p text:style-name="P10"><text:span text:style-name="Strong_20_Emphasis">Lipides total (g)</text:span> : 59</text:p>
        </text:list-item>
        <text:list-item>
          <text:p text:style-name="P10"><text:span text:style-name="Strong_20_Emphasis">Dont saturés (g)</text:span> : 28,6</text:p>
        </text:list-item>
        <text:list-item>
          <text:p text:style-name="P10"><text:span text:style-name="Strong_20_Emphasis">Glucides (g)</text:span> : 60</text:p>
        </text:list-item>
        <text:list-item>
          <text:p text:style-name="P10"><text:soft-page-break/><text:span text:style-name="Strong_20_Emphasis">Dont sucres (g)</text:span> : 8,3</text:p>
        </text:list-item>
        <text:list-item>
          <text:p text:style-name="P10"><text:span text:style-name="Strong_20_Emphasis">Fibres (g)</text:span> : 5</text:p>
        </text:list-item>
        <text:list-item>
          <text:p text:style-name="P10"><text:span text:style-name="Strong_20_Emphasis">Protéines (g)</text:span> : 29</text:p>
        </text:list-item>
        <text:list-item>
          <text:p text:style-name="P9"><text:span text:style-name="Strong_20_Emphasis">Sel (g)</text:span> : 2,8</text:p>
        </text:list-item>
      </text:list>
      <text:p text:style-name="Text_20_body"><text:span text:style-name="Strong_20_Emphasis">Pour 100 g :</text:span></text:p>
      <text:list text:style-name="L6">
        <text:list-item>
          <text:p text:style-name="P12"><text:span text:style-name="Strong_20_Emphasis">Énergie (kJ/kcal)</text:span> : 1148/274</text:p>
        </text:list-item>
        <text:list-item>
          <text:p text:style-name="P12"><text:span text:style-name="Strong_20_Emphasis">Lipides total (g)</text:span> : 18</text:p>
        </text:list-item>
        <text:list-item>
          <text:p text:style-name="P12"><text:span text:style-name="Strong_20_Emphasis">Dont saturés (g)</text:span> : 8,8</text:p>
        </text:list-item>
        <text:list-item>
          <text:p text:style-name="P12"><text:span text:style-name="Strong_20_Emphasis">Glucides (g)</text:span> : 18</text:p>
        </text:list-item>
        <text:list-item>
          <text:p text:style-name="P12"><text:span text:style-name="Strong_20_Emphasis">Dont sucres (g)</text:span> : 2,6</text:p>
        </text:list-item>
        <text:list-item>
          <text:p text:style-name="P12"><text:span text:style-name="Strong_20_Emphasis">Fibres (g)</text:span> : 2</text:p>
        </text:list-item>
        <text:list-item>
          <text:p text:style-name="P12"><text:span text:style-name="Strong_20_Emphasis">Protéines (g)</text:span> : 9</text:p>
        </text:list-item>
        <text:list-item>
          <text:p text:style-name="P11"><text:span text:style-name="Strong_20_Emphasis">Sel (g)</text:span> : 0,9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7">
        <text:list-item>
          <text:p text:style-name="P14"><text:span text:style-name="Strong_20_Emphasis">Préchauffez</text:span> le four à 220°C (200°C chaleur tournante).</text:p>
        </text:list-item>
        <text:list-item>
          <text:p text:style-name="P14"><text:span text:style-name="Strong_20_Emphasis">Coupez</text:span> l'oignon en fines demi-lunes.</text:p>
        </text:list-item>
        <text:list-item>
          <text:p text:style-name="P13"><text:span text:style-name="Strong_20_Emphasis">Égouttez</text:span> la mozzarella et coupez-la en fines tranches. Épongez-les bien avec de l’essuie-tout.</text:p>
        </text:list-item>
      </text:list>
      <text:h text:style-name="Heading_20_4" text:outline-level="4">Étape 2 : Cuire l'oignon</text:h>
      <text:list text:style-name="L8">
        <text:list-item>
          <text:p text:style-name="P16">Faites chauffer un tout petit filet d'huile dans une petite poêle à feu moyen.</text:p>
        </text:list-item>
        <text:list-item>
          <text:p text:style-name="P15">Faites-y revenir l'oignon pendant 5-6 minutes, ou jusqu'à ce qu'il soit translucide.</text:p>
        </text:list-item>
      </text:list>
      <text:h text:style-name="Heading_20_4" text:outline-level="4">Étape 3 : Préparer la sauce</text:h>
      <text:list text:style-name="L9">
        <text:list-item>
          <text:p text:style-name="P18">Dans un bol, mélangez 1⁄2 sachet de concentré de tomates, 1⁄2 sachet d'épices italiennes, et 1 cc d'eau.</text:p>
        </text:list-item>
        <text:list-item>
          <text:p text:style-name="P18">Ajoutez l'ail ciselé, du sel et du poivre.</text:p>
        </text:list-item>
        <text:list-item>
          <text:p text:style-name="P17">Incorporez l'oignon cuit au mélange de sauce.</text:p>
        </text:list-item>
      </text:list>
      <text:h text:style-name="Heading_20_4" text:outline-level="4">Étape 4 : Garnir le chausson</text:h>
      <text:list text:style-name="L10">
        <text:list-item>
          <text:p text:style-name="P20">Sortez la pâte à tarte du réfrigérateur et déroulez-la sur une plaque froide (gardez le papier sulfurisé fourni avec la pâte).</text:p>
        </text:list-item>
        <text:list-item>
          <text:p text:style-name="P20">Disposez la sauce tomate-oignon sur la moitié de la pâte, en laissant une bordure de 1,5 cm.</text:p>
        </text:list-item>
        <text:list-item>
          <text:p text:style-name="P20">Répartissez les dés de chorizo sur la sauce.</text:p>
        </text:list-item>
        <text:list-item>
          <text:p text:style-name="P19">Ajoutez les tranches de mozzarella et saupoudrez de fromage râpé.</text:p>
        </text:list-item>
      </text:list>
      <text:h text:style-name="Heading_20_4" text:outline-level="4">Étape 5 : Plier et enfourner</text:h>
      <text:list text:style-name="L11">
        <text:list-item>
          <text:p text:style-name="P22">Repliez la moitié de la pâte sans sauce sur la moitié garnie pour former un chausson.</text:p>
        </text:list-item>
        <text:list-item>
          <text:p text:style-name="P22">Scellez les bords avec les dents d'une fourchette, en appliquant un peu d'eau sur la bordure de la pâte inférieure si nécessaire.</text:p>
        </text:list-item>
        <text:list-item>
          <text:p text:style-name="P22"><text:soft-page-break/>Enfournez le chausson pendant 22-25 minutes, ou jusqu'à ce que la pâte soit dorée et cuite en dessous.</text:p>
        </text:list-item>
        <text:list-item>
          <text:p text:style-name="P21">Laissez refroidir hors du four pendant 5-10 minutes.</text:p>
        </text:list-item>
      </text:list>
      <text:h text:style-name="Heading_20_4" text:outline-level="4">Étape 6 : Préparer la salade</text:h>
      <text:list text:style-name="L12">
        <text:list-item>
          <text:p text:style-name="P24">Pendant que le chausson cuit, préparez une vinaigrette en mélangeant un filet d'huile de tournesol avec du vinaigre balsamique dans un saladier.</text:p>
        </text:list-item>
        <text:list-item>
          <text:p text:style-name="P24">Salez et poivrez la vinaigrette.</text:p>
        </text:list-item>
        <text:list-item>
          <text:p text:style-name="P23">Ajoutez la salade au moment de servir.</text:p>
        </text:list-item>
      </text:list>
      <text:h text:style-name="Heading_20_4" text:outline-level="4">Étape 7 : Servir</text:h>
      <text:list text:style-name="L13">
        <text:list-item>
          <text:p text:style-name="P26">Servez 1⁄2 chausson par personne dans les assiettes.</text:p>
        </text:list-item>
        <text:list-item>
          <text:p text:style-name="P25">Accompagnez le chausson de la salade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7:07:33.534488113</dc:date>
    <meta:editing-duration>PT12M23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5" meta:word-count="582" meta:character-count="3047" meta:non-whitespace-character-count="2596"/>
  </office:meta>
</office:document-meta>
</file>